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9">
    </style:style>
  </office:automatic-styles>
  <office:body>
    <office:text>
      <text:p text:style-name="Text_20_body">Absolutely! Here's a breakdown of Java's features, applications, and how to set up your development environment:</text:p>
      <text:p text:style-name="Text_20_body"><text:span text:style-name="T1">Java Features</text:span></text:p>
      <text:list text:style-name="L1">
        <text:list-item>
          <text:p text:style-name="P1"><text:span text:style-name="T1">Object-Oriented:</text:span> Java is built around the concept of objects, which are self-contained units of data and code. This allows for modular, reusable code, making development easier to manage.</text:p>
        </text:list-item>
        <text:list-item>
          <text:p text:style-name="P1"><text:span text:style-name="T1">Platform Independent:</text:span> The "Write Once, Run Anywhere" principle. Java code is compiled into platform-independent bytecode. A Java Virtual Machine (JVM) interprets this bytecode, allowing Java programs to run on any system with a JVM installed.</text:p>
        </text:list-item>
        <text:list-item>
          <text:p text:style-name="P1"><text:span text:style-name="T1">Simple:</text:span> Java's syntax is inspired by C/C++, making it relatively easy to learn for those familiar with those languages. It removes some of the more complex and error-prone features.</text:p>
        </text:list-item>
        <text:list-item>
          <text:p text:style-name="P1"><text:span text:style-name="T1">Secure:</text:span> Java has built-in security features, including a sandbox model to protect your system from malicious code, and automatic memory management that eliminates potential vulnerabilities.</text:p>
        </text:list-item>
        <text:list-item>
          <text:p text:style-name="P1"><text:span text:style-name="T1">Robust:</text:span> Java's error-handling mechanisms and emphasis on type checking help create reliable and bug-resistant applications.</text:p>
        </text:list-item>
        <text:list-item>
          <text:p text:style-name="P1"><text:span text:style-name="T1">Multithreaded:</text:span> Java supports writing programs that can perform multiple tasks simultaneously, leading to more efficient and responsive applications. </text:p>
        </text:list-item>
        <text:list-item>
          <text:p text:style-name="P1"><text:span text:style-name="T1">Distributed:</text:span> Java has robust networking features, facilitating the creation of applications that work over networks.</text:p>
        </text:list-item>
        <text:list-item>
          <text:p text:style-name="P1"><text:span text:style-name="T1">Dynamic:</text:span> Java loads classes on demand, introduces new concepts at runtime, and manages memory automatically. This makes it adaptable.</text:p>
        </text:list-item>
      </text:list>
      <text:p text:style-name="First_20_paragraph"><text:span text:style-name="T1">Applications of Java</text:span></text:p>
      <text:list text:style-name="L2">
        <text:list-item>
          <text:p text:style-name="P2"><text:span text:style-name="T1">Web Development:</text:span> Building dynamic web applications and web services (Spring Framework, JavaServer Faces).</text:p>
        </text:list-item>
        <text:list-item>
          <text:p text:style-name="P2"><text:span text:style-name="T1">Android Development:</text:span> The primary language for creating Android apps.</text:p>
        </text:list-item>
        <text:list-item>
          <text:p text:style-name="P2"><text:span text:style-name="T1">Enterprise Applications:</text:span> Developing large-scale, reliable systems for businesses (finance, e-commerce, etc.).</text:p>
        </text:list-item>
        <text:list-item>
          <text:p text:style-name="P2"><text:span text:style-name="T1">Desktop GUI Applications:</text:span> Applications with graphical interfaces (Swing, JavaFX).</text:p>
        </text:list-item>
        <text:list-item>
          <text:p text:style-name="P2"><text:span text:style-name="T1">Big Data:</text:span> Processing large datasets (Apache Hadoop, Apache Spark).</text:p>
        </text:list-item>
        <text:list-item>
          <text:p text:style-name="P2"><text:span text:style-name="T1">Scientific Computing:</text:span> Developing scientific and mathematical applications.</text:p>
        </text:list-item>
        <text:list-item>
          <text:p text:style-name="P2"><text:span text:style-name="T1">Internet of Things (IoT):</text:span> Creating embedded systems and device applications.</text:p>
        </text:list-item>
      </text:list>
      <text:p text:style-name="First_20_paragraph"><text:span text:style-name="T1">Java Environment Setup</text:span></text:p>
      <text:list text:style-name="L3">
        <text:list-item>
          <text:p text:style-name="P3"><text:span text:style-name="T1">Download the Java Development Kit (JDK):</text:span></text:p>
          <text:list text:style-name="L4">
            <text:list-item>
              <text:p text:style-name="P4">Visit the official Oracle website: <text:a xlink:type="simple" xlink:href="https://www.oracle.com/java/technologies/downloads/" office:name=""><text:span text:style-name="Definition">https://www.oracle.com/java/technologies/downloads/</text:span></text:a></text:p>
            </text:list-item>
            <text:list-item>
              <text:p text:style-name="P4">Download the appropriate JDK for your operating system.</text:p>
            </text:list-item>
          </text:list>
        </text:list-item>
        <text:list-item>
          <text:p text:style-name="P3"><text:span text:style-name="T1">Install the JDK:</text:span></text:p>
          <text:list text:style-name="L5">
            <text:list-item>
              <text:p text:style-name="P5">Follow the installer's instructions. Take note of the installation path.</text:p>
            </text:list-item>
          </text:list>
        </text:list-item>
        <text:list-item>
          <text:p text:style-name="P3"><text:span text:style-name="T1">Set Environment Variables:</text:span></text:p>
          <text:list text:style-name="L6">
            <text:list-item>
              <text:p text:style-name="P6"><text:span text:style-name="T1">Windows:</text:span></text:p>
              <text:list text:style-name="L7">
                <text:list-item>
                  <text:p text:style-name="P7">Right-click "This PC", go to "Properties" -&gt; "Advanced system settings" -&gt; "Environment Variables".</text:p>
                </text:list-item>
                <text:list-item>
                  <text:p text:style-name="P7">Under "System variables", find <text:span text:style-name="T1">PATH</text:span>. Edit it and add the path to your JDK's "bin" directory (e.g., <text:span text:style-name="Source_Text">C:\Program Files\Java\jdk1.8.0_361\bin</text:span>).</text:p>
                </text:list-item>
                <text:list-item>
                  <text:p text:style-name="P7">Create a new system variable named <text:span text:style-name="T1">JAVA_HOME</text:span> and set its value to the JDK installation directory (e.g., <text:span text:style-name="Source_Text">C:\Program Files\Java\jdk1.8.0_361</text:span>).</text:p>
                </text:list-item>
              </text:list>
            </text:list-item>
            <text:list-item>
              <text:p text:style-name="P6"><text:span text:style-name="T1">macOS/Linux</text:span> (use a terminal):</text:p>
              <text:list text:style-name="L8">
                <text:list-item>
                  <text:p text:style-name="P8">Edit your shell profile (e.g., <text:span text:style-name="Source_Text">~/.bashrc</text:span> or <text:span text:style-name="Source_Text">~/.zshrc</text:span>)</text:p>
                </text:list-item>
                <text:list-item>
                  <text:p text:style-name="P8">Add the following lines, replacing the paths with your JDK installation:</text:p>
                  <text:p text:style-name="P9">export JAVA_HOME=/path/to/jdk <text:s text:c="1"/></text:p>
                  <text:p text:style-name="P10">export PATH=$PATH:$JAVA_HOME/bin</text:p>
                </text:list-item>
              </text:list>
            </text:list-item>
          </text:list>
        </text:list-item>
        <text:list-item>
          <text:p text:style-name="P3"><text:span text:style-name="T1">Verify Installation:</text:span></text:p>
          <text:list text:style-name="L9">
            <text:list-item>
              <text:p text:style-name="P11">Open a command prompt or terminal and type <text:span text:style-name="Source_Text">java -version</text:span>. You should see the installed Java version.</text:p>
            </text:list-item>
          </text:list>
        </text:list-item>
      </text:list>
      <text:p text:style-name="First_20_paragraph"><text:span text:style-name="T1">Now you're ready to start coding in Java!</text:span></text:p>
      <text:p text:style-name="Text_20_body"><text:span text:style-name="T1">Let me know if you want to dive deeper into any of these aspects or would like guidance on choosing a code editor/IDE!</text:span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4-02-24T03:48:30Z</meta:creation-date>
    <dc:date>2024-02-24T03:48:30Z</dc:date>
  </office:meta>
</office:document-meta>
</file>